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0e459d" officeooo:paragraph-rsid="000e459d"/>
    </style:style>
    <style:style style:name="P2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196888" officeooo:paragraph-rsid="00196888"/>
    </style:style>
    <style:style style:name="P3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1fbfab" officeooo:paragraph-rsid="001fbfab"/>
    </style:style>
    <style:style style:name="P4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2248b3" officeooo:paragraph-rsid="002248b3"/>
    </style:style>
    <style:style style:name="P5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2771be" officeooo:paragraph-rsid="002771be"/>
    </style:style>
    <style:style style:name="P6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28edbf" officeooo:paragraph-rsid="0028edbf"/>
    </style:style>
    <style:style style:name="P7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2a1292" officeooo:paragraph-rsid="002a1292"/>
    </style:style>
    <style:style style:name="P8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2a1a4d" officeooo:paragraph-rsid="002a1a4d"/>
    </style:style>
    <style:style style:name="P9" style:family="paragraph" style:parent-style-name="Standard" style:list-style-name="L2">
      <style:paragraph-properties fo:text-align="start" style:justify-single-word="false"/>
      <style:text-properties fo:color="#ff0000" style:font-name="Cantarell" fo:language="fr" fo:country="FR" officeooo:rsid="00328f95" officeooo:paragraph-rsid="00328f95"/>
    </style:style>
    <style:style style:name="P10" style:family="paragraph" style:parent-style-name="Standard" style:list-style-name="L2">
      <style:paragraph-properties fo:text-align="start" style:justify-single-word="false"/>
      <style:text-properties fo:color="#3399ff" style:font-name="Cantarell" fo:language="fr" fo:country="FR" officeooo:rsid="000e459d" officeooo:paragraph-rsid="000e459d"/>
    </style:style>
    <style:style style:name="P11" style:family="paragraph" style:parent-style-name="Standard" style:list-style-name="L2">
      <style:paragraph-properties fo:text-align="start" style:justify-single-word="false"/>
      <style:text-properties fo:color="#3399ff" style:font-name="Cantarell" fo:language="fr" fo:country="FR" officeooo:rsid="00168efd" officeooo:paragraph-rsid="00168efd"/>
    </style:style>
    <style:style style:name="P12" style:family="paragraph" style:parent-style-name="Standard" style:list-style-name="L2">
      <style:paragraph-properties fo:text-align="start" style:justify-single-word="false"/>
      <style:text-properties fo:color="#3399ff" style:font-name="Cantarell" fo:language="fr" fo:country="FR" officeooo:rsid="0015c8ff" officeooo:paragraph-rsid="001cd007"/>
    </style:style>
    <style:style style:name="P13" style:family="paragraph" style:parent-style-name="Standard" style:list-style-name="L2">
      <style:paragraph-properties fo:text-align="start" style:justify-single-word="false"/>
      <style:text-properties fo:color="#3399ff" style:font-name="Cantarell" fo:language="fr" fo:country="FR" officeooo:rsid="002a5bca" officeooo:paragraph-rsid="002a5bca"/>
    </style:style>
    <style:style style:name="P14" style:family="paragraph" style:parent-style-name="Standard">
      <style:paragraph-properties fo:text-align="center" style:justify-single-word="false"/>
      <style:text-properties style:font-name="Cantarell" fo:language="fr" fo:country="FR" officeooo:rsid="000e459d" officeooo:paragraph-rsid="000e459d"/>
    </style:style>
    <style:style style:name="P15" style:family="paragraph" style:parent-style-name="Standard">
      <style:paragraph-properties fo:text-align="start" style:justify-single-word="false"/>
      <style:text-properties style:font-name="Cantarell" fo:language="fr" fo:country="FR" officeooo:rsid="000e459d" officeooo:paragraph-rsid="000e459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Cantarell" fo:language="fr" fo:country="FR" officeooo:rsid="000e459d" officeooo:paragraph-rsid="000e459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Cantarell" fo:language="fr" fo:country="FR" officeooo:rsid="000ef5f6" officeooo:paragraph-rsid="000ef5f6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Cantarell" fo:language="fr" fo:country="FR" officeooo:rsid="0010659c" officeooo:paragraph-rsid="0010659c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Cantarell" fo:language="fr" fo:country="FR" officeooo:rsid="001147bc" officeooo:paragraph-rsid="001147bc"/>
    </style:style>
    <style:style style:name="P20" style:family="paragraph" style:parent-style-name="Standard">
      <style:paragraph-properties fo:text-align="start" style:justify-single-word="false"/>
      <style:text-properties style:font-name="Cantarell" fo:language="fr" fo:country="FR" style:text-underline-style="solid" style:text-underline-width="auto" style:text-underline-color="font-color" fo:font-weight="bold" officeooo:rsid="000e459d" officeooo:paragraph-rsid="000e459d" style:font-weight-asian="bold" style:font-weight-complex="bold"/>
    </style:style>
    <style:style style:name="P21" style:family="paragraph" style:parent-style-name="Standard">
      <style:paragraph-properties fo:text-align="start" style:justify-single-word="false" fo:break-before="page"/>
      <style:text-properties style:font-name="Cantarell" fo:language="fr" fo:country="FR" style:text-underline-style="solid" style:text-underline-width="auto" style:text-underline-color="font-color" fo:font-weight="bold" officeooo:rsid="000e459d" officeooo:paragraph-rsid="000e459d" style:font-weight-asian="bold" style:font-weight-complex="bold"/>
    </style:style>
    <style:style style:name="T1" style:family="text">
      <style:text-properties officeooo:rsid="001147bc"/>
    </style:style>
    <style:style style:name="T2" style:family="text">
      <style:text-properties officeooo:rsid="0019b2d7"/>
    </style:style>
    <style:style style:name="T3" style:family="text">
      <style:text-properties officeooo:rsid="002b93aa"/>
    </style:style>
    <style:style style:name="T4" style:family="text">
      <style:text-properties officeooo:rsid="002e1b05"/>
    </style:style>
    <style:style style:name="T5" style:family="text">
      <style:text-properties officeooo:rsid="003489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jet JAVA</text:p>
      <text:p text:style-name="P14"/>
      <text:p text:style-name="P14"/>
      <text:p text:style-name="P15"/>
      <text:p text:style-name="P15">Fonctionnalités recherchées : </text:p>
      <text:list xml:id="list2946141156697531850" text:style-name="L1">
        <text:list-item>
          <text:p text:style-name="P16">lecture d'un objet git (dossier .git)</text:p>
          <text:list>
            <text:list-item>
              <text:p text:style-name="P17">affichage de la liste des fichiers, dossiers, courants (version la plus récente pour chaque branche) et leur contenu</text:p>
            </text:list-item>
            <text:list-item>
              <text:p text:style-name="P17">être capable d'afficher indépendamment chaque branche</text:p>
            </text:list-item>
            <text:list-item>
              <text:p text:style-name="P17">liste déroulante permettant d'afficher la branche voulue</text:p>
            </text:list-item>
            <text:list-item>
              <text:p text:style-name="P17">affichage de tous les contributeurs </text:p>
            </text:list-item>
            <text:list-item>
              <text:p text:style-name="P18">filtrage par types de données (ex : fichiers, auteurs, commit<text:span text:style-name="T1">s</text:span>…)</text:p>
            </text:list-item>
            <text:list-item>
              <text:p text:style-name="P19">navigation dans l'historique </text:p>
            </text:list-item>
            <text:list-item>
              <text:p text:style-name="P19">affichage du détail des commits</text:p>
            </text:list-item>
          </text:list>
        </text:list-item>
        <text:list-item>
          <text:p text:style-name="P16">interface graphique simple </text:p>
          <text:list>
            <text:list-item>
              <text:p text:style-name="P19">affichage en arbre de l'historique des commits et des branches</text:p>
            </text:list-item>
          </text:list>
        </text:list-item>
        <text:list-item>
          <text:p text:style-name="P17">L'interface ne sera pas capable de modifier un objet git</text:p>
        </text:list-item>
      </text:list>
      <text:p text:style-name="P15"/>
      <text:p text:style-name="P15"/>
      <text:p text:style-name="P20"/>
      <text:p text:style-name="P21">Dossiers <text:s/>.git de base : </text:p>
      <text:p text:style-name="P20"/>
      <text:list xml:id="list7118985422447298575" text:style-name="L2">
        <text:list-item>
          <text:p text:style-name="P1">dossier branches : </text:p>
          <text:list>
            <text:list-item>
              <text:p text:style-name="P5">ce dossier n'est pas utilisé par les versions récentes de git</text:p>
            </text:list-item>
            <text:list-item>
              <text:p text:style-name="P6">(nous allons donc l'ignorer)</text:p>
            </text:list-item>
          </text:list>
          <text:p text:style-name="P1"/>
        </text:list-item>
        <text:list-item>
          <text:p text:style-name="P10">fichier config :</text:p>
          <text:list>
            <text:list-item>
              <text:p text:style-name="P11">contient les options de configuration spécifiques au projet git.</text:p>
            </text:list-item>
          </text:list>
          <text:p text:style-name="P10"/>
        </text:list-item>
        <text:list-item>
          <text:p text:style-name="P10">fichier description :</text:p>
          <text:list>
            <text:list-item>
              <text:p text:style-name="P12">utilisé par GitWeb </text:p>
            </text:list-item>
            <text:list-item>
              <text:p text:style-name="P12">(nous ignorerons ce fichier)</text:p>
            </text:list-item>
          </text:list>
          <text:p text:style-name="P10"/>
        </text:list-item>
        <text:list-item>
          <text:p text:style-name="P10">fichier HEAD :</text:p>
          <text:list>
            <text:list-item>
              <text:p text:style-name="P13">ce fichier pointe sur la branche qui est couramment check<text:span text:style-name="T3">ed out (sur laquelle on travaille)</text:span></text:p>
            </text:list-item>
          </text:list>
          <text:p text:style-name="P10"/>
        </text:list-item>
        <text:list-item>
          <text:p text:style-name="P1">dossier hooks :</text:p>
          <text:list>
            <text:list-item>
              <text:p text:style-name="P1">contains your client- or server-side hook scripts</text:p>
            </text:list-item>
            <text:list-item>
              <text:p text:style-name="P4">ces scripts sont exécutés lorsques certaines actions importantes se produisent</text:p>
            </text:list-item>
            <text:list-item>
              <text:p text:style-name="P4">(commit, merge, push, …)</text:p>
            </text:list-item>
            <text:list-item>
              <text:p text:style-name="P7">(ce dossier sera ignoré)</text:p>
            </text:list-item>
          </text:list>
          <text:p text:style-name="P1"/>
        </text:list-item>
        <text:list-item>
          <text:p text:style-name="P1">dossier info :</text:p>
          <text:list>
            <text:list-item>
              <text:p text:style-name="P2">contient un fichier « exclude » global <text:span text:style-name="T2">pour les fichiers qu'on ne veut pas suivre dans un .gitignore</text:span></text:p>
            </text:list-item>
          </text:list>
          <text:p text:style-name="P1"/>
        </text:list-item>
        <text:list-item>
          <text:p text:style-name="P1">dossier objects :</text:p>
          <text:list>
            <text:list-item>
              <text:p text:style-name="P3">Tout le contenu des données est présent ici</text:p>
            </text:list-item>
          </text:list>
          <text:p text:style-name="P1"/>
        </text:list-item>
        <text:list-item>
          <text:p text:style-name="P1">dossier refs :</text:p>
          <text:list>
            <text:list-item>
              <text:p text:style-name="P8">pointeurs <text:span text:style-name="T5">vers</text:span> des objets commi<text:span text:style-name="T4">t</text:span></text:p>
              <text:p text:style-name="P8"/>
            </text:list-item>
          </text:list>
        </text:list-item>
        <text:list-item>
          <text:p text:style-name="P9">fichier index :</text:p>
          <text:list>
            <text:list-item>
              <text:p text:style-name="P9">informations de staging (git add …. 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09:25:04.527000000</meta:creation-date>
    <dc:date>2016-01-18T11:51:48.557063359</dc:date>
    <meta:editing-duration>PT1H40M16S</meta:editing-duration>
    <meta:editing-cycles>34</meta:editing-cycles>
    <meta:generator>LibreOffice/4.4.7.2$Linux_X86_64 LibreOffice_project/40m0$Build-2</meta:generator>
    <meta:document-statistic meta:table-count="0" meta:image-count="0" meta:object-count="0" meta:page-count="2" meta:paragraph-count="38" meta:word-count="264" meta:character-count="1500" meta:non-whitespace-character-count="1300"/>
  </office:meta>
</office:document-meta>
</file>